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3" style:family="table">
      <style:table-properties style:width="6.925in" table:align="margins"/>
    </style:style>
    <style:style style:name="Tabella3.A" style:family="table-column">
      <style:table-column-properties style:column-width="6.925in" style:rel-column-width="65535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Liberation Serif1" style:font-name-asian="Liberation Serif1" style:font-name-complex="Liberation Serif1"/>
    </style:style>
    <style:style style:name="P4" style:family="paragraph" style:parent-style-name="Table_20_Contents" style:list-style-name="L1"/>
    <style:style style:name="T1" style:family="text">
      <style:text-properties style:font-name="Liberation Serif1"/>
    </style:style>
    <style:style style:name="T2" style:family="text">
      <style:text-properties style:font-name-asian="Liberation Serif1"/>
    </style:style>
    <style:style style:name="T3" style:family="text">
      <style:text-properties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">Vincoli di integrità esterni</text:p>
          </table:table-cell>
        </table:table-row>
        <table:table-row>
          <table:table-cell table:style-name="Tabella3.A2" office:value-type="string">
            <text:list xml:id="list643800430" text:style-name="L1">
              <text:list-item>
                <text:p text:style-name="P4">Per ogni istanza S di Sezione, l'attributo numSale è uguale al numero di istanze (Sa,S) della relazione Appartenenza, con Sa istanza di Sala</text:p>
              </text:list-item>
            </text:list>
          </table:table-cell>
        </table:table-row>
        <table:table-row>
          <table:table-cell table:style-name="Tabella3.A2" office:value-type="string">
            <text:list xml:id="list2138202574" text:continue-numbering="true" text:style-name="L1">
              <text:list-item>
                <text:p text:style-name="P4">Per ogni istanza SC di SalaCollezione, l'attributo numOggetti è uguale al numero di istanze (O,SC) della relazione Collocazione, con O istanza di Oggetto</text:p>
              </text:list-item>
            </text:list>
          </table:table-cell>
        </table:table-row>
        <table:table-row>
          <table:table-cell table:style-name="Tabella3.A2" office:value-type="string">
            <text:list xml:id="list2124014047" text:continue-numbering="true" text:style-name="L1">
              <text:list-item>
                <text:p text:style-name="P3">L'attributo tipo di Fotografia può assumere solo i valori “B/N” e “COLORI”</text:p>
              </text:list-item>
            </text:list>
          </table:table-cell>
        </table:table-row>
        <table:table-row>
          <table:table-cell table:style-name="Tabella3.A2" office:value-type="string">
            <text:list xml:id="list314830115" text:continue-numbering="true" text:style-name="L1">
              <text:list-item>
                <text:p text:style-name="P3">L'attributo stato di Oggetto può assumere solo i valori “PRESENTE”, “PRESTITO” e “RESTAURO”</text:p>
              </text:list-item>
            </text:list>
          </table:table-cell>
        </table:table-row>
        <table:table-row>
          <table:table-cell table:style-name="Tabella3.A2" office:value-type="string">
            <text:list xml:id="list476823686" text:continue-numbering="true" text:style-name="L1">
              <text:list-item>
                <text:p text:style-name="P3">Per ogni coppia di istanze PR1 e PR2 di PrestitoRicevuto, gli intervalli temporali (PR1.dataInizio, PR1.dataFine) e (PR2.dataInizio, PR2.dataFine) non devono sovrapporsi.</text:p>
              </text:list-item>
            </text:list>
          </table:table-cell>
        </table:table-row>
        <table:table-row>
          <table:table-cell table:style-name="Tabella3.A2" office:value-type="string">
            <text:list xml:id="list1451376150" text:continue-numbering="true" text:style-name="L1">
              <text:list-item>
                <text:p text:style-name="P3">Per ogni coppia di istanze PE1 e PE2 di PrestitoEffettuato, gli intervalli temporali (PE1.dataInizio, PE1.dataFine) e (PE2.dataInizio, PE2.dataFine) non devono sovrapporsi.</text:p>
              </text:list-item>
            </text:list>
          </table:table-cell>
        </table:table-row>
        <table:table-row>
          <table:table-cell table:style-name="Tabella3.A2" office:value-type="string">
            <text:list xml:id="list1198588650" text:continue-numbering="true" text:style-name="L1">
              <text:list-item>
                <text:p text:style-name="P2">Per ogni coppia di istanze PR e PE, con PR appartenente a PrestitoRicevuto e PE appartenente a PrestitoEffettuato, gli intervalli temporali (PR.dataInizio, PR.dataFine) e (PE.dataInizio, PE.dataFine) non devono sovrapporsi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</meta:initial-creator>
    <meta:creation-date>2011-11-14T15:16:48</meta:creation-date>
    <dc:date>2011-11-21T11:48:40</dc:date>
    <dc:creator>luigi </dc:creator>
    <meta:editing-duration>PT24M39S</meta:editing-duration>
    <meta:editing-cycles>5</meta:editing-cycles>
    <meta:generator>LibreOffice/3.4$Linux LibreOffice_project/340m1$Build-302</meta:generator>
    <meta:document-statistic meta:table-count="1" meta:image-count="0" meta:object-count="0" meta:page-count="1" meta:paragraph-count="8" meta:word-count="152" meta:character-count="1063" meta:non-whitespace-character-count="925"/>
  </office:meta>
</office:document-meta>
</file>